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1">
      <style:paragraph-properties fo:margin-left="0in" fo:margin-right="0in" fo:text-indent="-0.25in" style:auto-text-inden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.ownclous.upload</text:p>
      <text:list xml:id="list18175700661" text:style-name="L1">
        <text:list-item>
          <text:p text:style-name="P1">ChooseDownloadLocat</text:p>
        </text:list-item>
        <text:list-item>
          <text:p text:style-name="P1">ChooseUploadlocation</text:p>
        </text:list-item>
        <text:list-item>
          <text:p text:style-name="P1">DownloadLocationAdaptr</text:p>
        </text:list-item>
        <text:list-item>
          <text:p text:style-name="P1">FileExplorer</text:p>
        </text:list-item>
        <text:list-item>
          <text:p text:style-name="P1">FileExplorerAdapter</text:p>
        </text:list-item>
        <text:list-item>
          <text:p text:style-name="P1">UploadImageActivity</text:p>
          <text:p text:style-name="P1"/>
          <text:p text:style-name="P1"/>
          <text:p text:style-name="P4">ChooseDownloadLocat</text:p>
        </text:list-item>
        <text:list-item>
          <text:p text:style-name="P1">Has the cancel and download button</text:p>
        </text:list-item>
        <text:list-item>
          <text:p text:style-name="P1">Gets directory where you want to download</text:p>
        </text:list-item>
      </text:list>
      <text:p text:style-name="Standard"/>
      <text:p text:style-name="Standard">ChooseUploadLocation</text:p>
      <text:list xml:id="list1510526217" text:style-name="L2">
        <text:list-item>
          <text:p text:style-name="P2">To choose the folder</text:p>
        </text:list-item>
        <text:list-item>
          <text:p text:style-name="P2">file from which upload from Shared folder</text:p>
        </text:list-item>
        <text:list-item>
          <text:p text:style-name="P2">Can create folder</text:p>
        </text:list-item>
        <text:list-item>
          <text:p text:style-name="P2">Cannot create folder in Shared folder</text:p>
        </text:list-item>
      </text:list>
      <text:p text:style-name="Standard"/>
      <text:p text:style-name="Standard">com.owncloud.activity.Download</text:p>
      <text:list xml:id="list1301028076" text:style-name="L3">
        <text:list-item>
          <text:p text:style-name="P3">Upload , download files, <text:s/>check if network connection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3T15:50:52</meta:creation-date>
    <dc:date>2013-05-03T11:02:36</dc:date>
    <meta:editing-duration>P1DT16H53M20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17" meta:word-count="65" meta:character-count="456" meta:non-whitespace-character-count="421"/>
  </office:meta>
</office:document-meta>
</file>